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118H48M05.916051S" calcext:value-type="time">
            <text:p>1118:48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15]-[.B215] &gt; 0; [.C215]-[.B21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15]-[.F215] &gt; 0; [.G215]-[.F215]; 0)" office:value-type="time" office:time-value="PT00H00M00S" calcext:value-type="time">
            <text:p>00:00</text:p>
          </table:table-cell>
          <table:table-cell table:style-name="ce18" table:formula="of:=[.D215]+[.H21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23H37M56.306S" calcext:value-type="time">
            <text:p>23:3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17]-[.B217] &gt; 0; [.C217]-[.B2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7]-[.F217] &gt; 0; [.G217]-[.F217]; 0)" office:value-type="time" office:time-value="PT00H00M00S" calcext:value-type="time">
            <text:p>00:00</text:p>
          </table:table-cell>
          <table:table-cell table:formula="of:=[.D217]+[.H2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8]-[.B218] &gt; 0; [.C218]-[.B2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8]-[.F218] &gt; 0; [.G218]-[.F218]; 0)" office:value-type="time" office:time-value="PT00H00M00S" calcext:value-type="time">
            <text:p>00:00</text:p>
          </table:table-cell>
          <table:table-cell table:formula="of:=[.D218]+[.H2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9]-[.B219] &gt; 0; [.C219]-[.B21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9]-[.F219] &gt; 0; [.G219]-[.F219]; 0)" office:value-type="time" office:time-value="PT00H00M00S" calcext:value-type="time">
            <text:p>00:00</text:p>
          </table:table-cell>
          <table:table-cell table:formula="of:=[.D219]+[.H21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20]-[.B220] &gt; 0; [.C220]-[.B2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0]-[.F220] &gt; 0; [.G220]-[.F220]; 0)" office:value-type="time" office:time-value="PT00H00M00S" calcext:value-type="time">
            <text:p>00:00</text:p>
          </table:table-cell>
          <table:table-cell table:formula="of:=[.D220]+[.H2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21]-[.B221] &gt; 0; [.C221]-[.B22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21]-[.F221] &gt; 0; [.G221]-[.F221]; 0)" office:value-type="time" office:time-value="PT00H00M00S" calcext:value-type="time">
            <text:p>00:00</text:p>
          </table:table-cell>
          <table:table-cell table:style-name="ce18" table:formula="of:=[.D221]+[.H22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210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8">00/00/0000</text:date>, <text:time style:data-style-name="N2" text:time-value="07:49:22.64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8-18T16:38:21.923000000</dc:date>
    <meta:editing-duration>P49DT6H52M33S</meta:editing-duration>
    <meta:editing-cycles>1303</meta:editing-cycles>
    <meta:generator>LibreOffice/7.2.6.2$Windows_X86_64 LibreOffice_project/b0ec3a565991f7569a5a7f5d24fed7f52653d754</meta:generator>
    <meta:document-statistic meta:table-count="2" meta:cell-count="1596" meta:object-count="0"/>
  </office:meta>
</office:document-meta>
</file>